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15%" fo:text-align="justify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</style:style>
    <style:style style:name="P3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7a4c" officeooo:paragraph-rsid="00097a4c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7a4c" officeooo:paragraph-rsid="000b7197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c2fa" officeooo:paragraph-rsid="0009c2fa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c2fa" officeooo:paragraph-rsid="0009c2fa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7197" officeooo:paragraph-rsid="000b7197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306d" officeooo:paragraph-rsid="000b7197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7a4c" officeooo:paragraph-rsid="00097a4c" style:text-blinking="false" fo:background-color="transparent"/>
    </style:style>
    <style:style style:name="P14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c2fa" officeooo:paragraph-rsid="0009c2fa" style:text-blinking="false" fo:background-color="transparent"/>
    </style:style>
    <style:style style:name="P15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7197" officeooo:paragraph-rsid="000b7197" style:text-blinking="false" fo:background-color="transparent"/>
    </style:style>
    <style:style style:name="P1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dc93" officeooo:paragraph-rsid="0009dc93" style:text-blinking="false" fo:background-color="transparent"/>
    </style:style>
    <style:style style:name="P1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dc93" officeooo:paragraph-rsid="000b3161" style:text-blinking="false" fo:background-color="transparent"/>
    </style:style>
    <style:style style:name="P18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306d" officeooo:paragraph-rsid="000c306d" style:text-blinking="false" fo:background-color="transparent"/>
    </style:style>
    <style:style style:name="P19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81af2" officeooo:paragraph-rsid="000f452a" style:text-blinking="false" fo:background-color="transparent"/>
    </style:style>
    <style:style style:name="P20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1e4b5" officeooo:paragraph-rsid="0011e4b5" style:text-blinking="false" fo:background-color="transparent"/>
    </style:style>
    <style:style style:name="P21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1e4b5" officeooo:paragraph-rsid="0011e4b5" style:text-blinking="false" fo:background-color="transparent"/>
    </style:style>
    <style:style style:name="P22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91e3" officeooo:paragraph-rsid="0015c59a" style:text-blinking="false" fo:background-color="transparent"/>
    </style:style>
    <style:style style:name="P23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background-color="#ffff00"/>
    </style:style>
    <style:style style:name="P2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097a4c" officeooo:paragraph-rsid="000b7197"/>
    </style:style>
    <style:style style:name="P2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0c306d"/>
    </style:style>
    <style:style style:name="P2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0b7197"/>
    </style:style>
    <style:style style:name="P28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1e4b5"/>
    </style:style>
    <style:style style:name="P29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7e3c0"/>
    </style:style>
    <style:style style:name="P30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1e4b5" officeooo:paragraph-rsid="0011e4b5"/>
    </style:style>
    <style:style style:name="P31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3d1bd" officeooo:paragraph-rsid="0013d1bd"/>
    </style:style>
    <style:style style:name="P32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591e3" officeooo:paragraph-rsid="001591e3"/>
    </style:style>
    <style:style style:name="P33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591e3" officeooo:paragraph-rsid="001591e3"/>
    </style:style>
    <style:style style:name="P34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5c59a" officeooo:paragraph-rsid="0015c59a"/>
    </style:style>
    <style:style style:name="P3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5c59a" officeooo:paragraph-rsid="0015c59a"/>
    </style:style>
    <style:style style:name="P36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680c4" officeooo:paragraph-rsid="001680c4"/>
    </style:style>
    <style:style style:name="P3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7b9a8" officeooo:paragraph-rsid="0017b9a8"/>
    </style:style>
    <style:style style:name="P38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7b9a8" officeooo:paragraph-rsid="0017b9a8"/>
    </style:style>
    <style:style style:name="P39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7d3c6" officeooo:paragraph-rsid="0017d3c6"/>
    </style:style>
    <style:style style:name="P40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7d3c6" officeooo:paragraph-rsid="0017d3c6"/>
    </style:style>
    <style:style style:name="P41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7e3c0" officeooo:paragraph-rsid="0017e3c0"/>
    </style:style>
    <style:style style:name="P42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7e3c0" officeooo:paragraph-rsid="0017e3c0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79aea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306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7a4c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cd53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1e4b5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d1b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680c4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b9a8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d3c6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e3c0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834c" style:text-blinking="false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097a4c" fo:background-color="transparent" loext:char-shading-value="0"/>
    </style:style>
    <style:style style:name="T17" style:family="text">
      <style:text-properties fo:font-weight="bold" fo:background-color="transparent" loext:char-shading-value="0"/>
    </style:style>
    <style:style style:name="T18" style:family="text">
      <style:text-properties officeooo:rsid="0009834c"/>
    </style:style>
    <style:style style:name="T19" style:family="text">
      <style:text-properties officeooo:rsid="0009dc93"/>
    </style:style>
    <style:style style:name="T20" style:family="text">
      <style:text-properties officeooo:rsid="000c306d"/>
    </style:style>
    <style:style style:name="T21" style:family="text">
      <style:text-properties officeooo:rsid="0015c59a"/>
    </style:style>
    <style:style style:name="T22" style:family="text">
      <style:text-properties officeooo:rsid="001680c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0e78dd1a-7fff-1a10-ca4d-c84f6ecfddd3"/>Copertina</text:p>
      <text:p text:style-name="P10">Indice</text:p>
      <text:p text:style-name="P10">Scopo del documento</text:p>
      <text:p text:style-name="P2"><text:span text:style-name="T2">Con il presente documento si intende fare una prima analisi, in linguaggio naturale, dei requisiti e di altri aspetti del progetto </text:span><text:span text:style-name="T14">SpottyThings</text:span><text:span text:style-name="T2">. L’obiettivo del documento è quello di definire i seguenti punti:</text:span></text:p>
      <text:list xml:id="list3411551000" text:style-name="L1">
        <text:list-item>
          <text:p text:style-name="P11">Obiettivi del progetto.</text:p>
        </text:list-item>
        <text:list-item>
          <text:p text:style-name="P11">Requisiti funzionali.</text:p>
        </text:list-item>
        <text:list-item>
          <text:p text:style-name="P11">Requisiti non funzionali.</text:p>
        </text:list-item>
        <text:list-item>
          <text:p text:style-name="P11">Requisiti di Front-End.</text:p>
        </text:list-item>
        <text:list-item>
          <text:p text:style-name="P11">Requisiti di Back-End.</text:p>
        </text:list-item>
      </text:list>
      <text:p text:style-name="P1"/>
      <text:p text:style-name="P10">Obiettivi del progetto</text:p>
      <text:p text:style-name="P2"><text:span text:style-name="T2">Il progetto </text:span><text:span text:style-name="T14">SpottyThings </text:span><text:span text:style-name="T2">ha come obiettivo la realizzazione di un’applicazione Web compatibile con più dispositivi che permetta ai vari utenti di scambiare, affittare o comprare vari oggetti caricati sul sito da altri utenti. Il sistema si pone come punto di contatto tra i vari utenti per facilitare la compravendita e facilitare così la creazione di una fonte di guadagno per gli oggetti che non si utilizzano più.</text:span></text:p>
      <text:p text:style-name="P3"/>
      <text:p text:style-name="P3">Nello specifico il sistema deve permettere di:</text:p>
      <text:list xml:id="list2710757381" text:style-name="L2">
        <text:list-item>
          <text:p text:style-name="P12">registrarsi e confermare la propria identità per poter procedere con una transazione: solo gli utenti autenticati potranno sfruttare appieno le potenzialità del sito, ovvero lo scambio, l’affitto e l’acquisto/vendita degli oggetti, oltre che la personalizzazione del proprio profilo;</text:p>
        </text:list-item>
        <text:list-item>
          <text:p text:style-name="P12">a tutti gli utenti di visualizzare i prodotti disponibili, sotto forma di una lista, in base a diversi filtri imposti dall’utente stesso e, dopo la registrazione, di poterli selezionare per ottenere maggiori informazioni, contattare il venditore e comporre una wish list sulle cose che vuole comprare in futuro;</text:p>
        </text:list-item>
        <text:list-item>
          <text:p text:style-name="P23"><text:span text:style-name="T15">ai soli utenti registrati di postare annunci sui prodotti che si vogliono offrire in una o più delle diverse modalità permesse (scambio di oggetti, affitto di oggetti e vendita di oggetti) aggiungendo diverse informazioni e tag per rendere il prodotto più facilmente raggiungibile (e appetibile) per gli altri utenti. </text:span><text:span text:style-name="T16">(</text:span><text:span text:style-name="T15">La figura </text:span><text:span text:style-name="T17">fig 1</text:span><text:span text:style-name="T15"> mostra un possibile esempio di form da compilare con le varie informazioni sul prodotto</text:span><text:span text:style-name="T16">;);;</text:span></text:p>
        </text:list-item>
        <text:list-item>
          <text:p text:style-name="P12">permettere l’interazione tra un venditore e un compratore tramite una chat privata;</text:p>
        </text:list-item>
        <text:list-item>
          <text:p text:style-name="P13">agli utenti registrate di avere un profilo personale in cui sono presenti alcune informazioni personali, oltre che permettere di vedere lo stato dei prodotti postati <text:span text:style-name="T18">e</text:span> lo storico degli acquisti;</text:p>
        </text:list-item>
        <text:list-item>
          <text:p text:style-name="P24"><text:span text:style-name="T1">fornire feedback sull’affidabilità dei venditori dando un commento testuale all’operazione effettuata e una valutazione numerica, in modo da creare una sorta di “ranking” dei venditori; </text:span><text:span text:style-name="T13">DA VEDERE DOVE METTERE</text:span></text:p>
        </text:list-item>
        <text:list-item>
          <text:p text:style-name="P25"><text:span text:style-name="T3">g</text:span><text:span text:style-name="T2">arantire che la transazione avvenga correttamente, evitando per esempio che venga ricevuto il prodotto prima del pagamento o viceversa, facendo da garante per entrambe le parti coinvolte.</text:span></text:p>
        </text:list-item>
      </text:list>
      <text:p text:style-name="P5"/>
      <text:p text:style-name="P4"/>
      <text:p text:style-name="P4"/>
      <text:p text:style-name="P4"/>
      <text:p text:style-name="P6"/>
      <text:p text:style-name="P7">Il sistema deve:</text:p>
      <text:list xml:id="list3097218218" text:style-name="L3">
        <text:list-item>
          <text:p text:style-name="P14">permettere ad un utente anonimo di registrarsi al sito, compilando un opportuno form in cui deve inserire: nome, cognome, indirizzo di residenza, anno di nascita e altre informazioni anagrafiche; oltre che definire un username univoco e creare una password;</text:p>
        </text:list-item>
        <text:list-item>
          <text:p text:style-name="P14">mettere a disposizione un meccanismo di certificazione per verificare l’identità dell’utente, durante la registrazione;</text:p>
        </text:list-item>
        <text:list-item>
          <text:p text:style-name="P14">permettere di recuperare la password in caso venga dimenticata;</text:p>
        </text:list-item>
        <text:list-item>
          <text:p text:style-name="P14">permettere ad un utente già registrato di accedere sito mediante il proprio username e la propria password;</text:p>
        </text:list-item>
        <text:list-item>
          <text:p text:style-name="P15">permettere di visualizzare e modificare il proprio profilo personale:</text:p>
          <text:list>
            <text:list-item>
              <text:p text:style-name="P15">permette di verificare <text:span text:style-name="T22">e modificare </text:span>lo stato degli oggetti postati: in vendita, in affitto o in scambio;</text:p>
            </text:list-item>
            <text:list-item>
              <text:p text:style-name="P15">permette di visualizzare lo storico di tutti i prodotti acquistati;</text:p>
            </text:list-item>
            <text:list-item>
              <text:p text:style-name="P15">permette di visualizzare i commenti e le valutazioni degli altri utenti;</text:p>
            </text:list-item>
          </text:list>
        </text:list-item>
        <text:list-item>
          <text:p text:style-name="P14">permettere di visualizzare il sito e quindi i prodotti disponibili con le relative informazioni;</text:p>
        </text:list-item>
        <text:list-item>
          <text:p text:style-name="P15">fornire per ogni prodotto una scheda personale con la sua descrizione, la tipologia di transazione, se il prodotto è disponibile e in che giorni lo è, nel caso di un affitto;</text:p>
        </text:list-item>
        <text:list-item>
          <text:p text:style-name="P14">permettere di effettuare una ricerca dei documenti sulla base di diversi filtri;</text:p>
        </text:list-item>
        <text:list-item>
          <text:p text:style-name="P14">permettere <text:span text:style-name="T19">all’utente registrato </text:span>di s<text:span text:style-name="T19">alvare i prodotti di suo interesse in una lista specifica;</text:span></text:p>
        </text:list-item>
        <text:list-item>
          <text:p text:style-name="P16">permettere di visualizzare la lista coi prodotti salvati; (!)</text:p>
        </text:list-item>
        <text:list-item>
          <text:p text:style-name="P17">permettere all’utente di contattare l’inserzionista tramite una chat privata per trattare sul prezzo, per chiedere maggiori informazioni o per mettersi in contatto per l’acquisto, il prestito o lo scambio del prodotto con altri oggetti; </text:p>
        </text:list-item>
        <text:list-item>
          <text:p text:style-name="P15">permettere di fornire un feedback e un commento al termine della transazione da parte di entrambe le parti;</text:p>
        </text:list-item>
        <text:list-item>
          <text:p text:style-name="P15">fornire un controllo dell’avvenuto pagamento prima della consegna del prodotto, <text:span text:style-name="T20">tramite conferma del venditore del ricevimento dei soldi sul proprio conto;</text:span></text:p>
        </text:list-item>
        <text:list-item>
          <text:p text:style-name="P18">informare, mediante notifica sull’account o tramite mail, l’acquirente dell’avvenuto pagamento;</text:p>
        </text:list-item>
        <text:list-item>
          <text:p text:style-name="P18">invitare, tramite mail, il venditore alla consegna del prodotto, che verrà confermata dall’acquirente mediante il commento finale e il feedback sulla transazione;</text:p>
        </text:list-item>
        <text:list-item>
          <text:p text:style-name="P18">permettere all’utente di aprire una segnalazione nel caso in cui il prodotto non sia stato consegnato;</text:p>
        </text:list-item>
        <text:list-item>
          <text:p text:style-name="P26"><text:span text:style-name="T4">… </text:span><text:span text:style-name="T6">altre cose sulle garanzie</text:span></text:p>
        </text:list-item>
      </text:list>
      <text:p text:style-name="P9"/>
      <text:p text:style-name="P8"/>
      <text:list xml:id="list124318370177985" text:continue-list="list2710757381" text:style-name="L2">
        <text:list-item>
          <text:p text:style-name="P27"><text:span text:style-name="T3">g</text:span><text:span text:style-name="T5">arantire che la transazione avvenga correttamente, evitando per esempio che venga ricevuto il </text:span><text:span text:style-name="T4">pagamento</text:span><text:span text:style-name="T5"> prima del</text:span><text:span text:style-name="T4">la spedizione del prodotto</text:span><text:span text:style-name="T5"> o viceversa, facendo da garante per entrambe le parti coinvolte.</text:span></text:p>
        </text:list-item>
      </text:list>
      <text:p text:style-name="P5"/>
      <text:p text:style-name="P19">Il sistema durante la transazione deve bloccare i fondi, avvisare l’inserzionista che sono disponibili e rilasciarli al termine della transazione dal momento che riceve conferma dell’acquirente/affittuario, nel caso di “problemi” il sistema apre un caso e diventa intermediario per risolvere le incongruenze.</text:p>
      <text:p text:style-name="P19"/>
      <text:p text:style-name="P19"/>
      <text:p text:style-name="P20">Requisiti non funzionali:</text:p>
      <text:p text:style-name="P20"/>
      <text:list xml:id="list1229028398" text:style-name="L7">
        <text:list-item>
          <text:p text:style-name="P21">- Sicurezza (password) (minimo 8 caratteri, carattere speciale e un numero), blocco dopo 3 tentativi e obbligo ripristino password;</text:p>
        </text:list-item>
        <text:list-item>
          <text:p text:style-name="P21"><text:soft-page-break/>- portabilità deve funzionare su diversi browser (quali e versioni?)</text:p>
          <text:list>
            <text:list-item>
              <text:p text:style-name="P22">Tutti i dati memorizzati nel sistema avranno come codifica: UTF-8 (Unicode Transformation Format, 8 bit) per permette di rappresentare tutti i caratteri, a differenza di codifiche più vecchie. </text:p>
            </text:list-item>
          </text:list>
        </text:list-item>
        <text:list-item>
          <text:p text:style-name="P21">- Velocità: <text:span text:style-name="T21">il sito deve rispondere in tempi ragionevoli (quanti?) anche per le bande ?adsl?</text:span></text:p>
          <text:list>
            <text:list-item>
              <text:p text:style-name="P28"><text:span text:style-name="T7">login entro un certo range (controllare);</text:span></text:p>
            </text:list-item>
            <text:list-item>
              <text:p text:style-name="P30"><text:span text:style-name="T2">pagamento (vedere le api di paypall)</text:span></text:p>
            </text:list-item>
            <text:list-item>
              <text:p text:style-name="P30"><text:span text:style-name="T2">ricerca entro un certo range</text:span></text:p>
            </text:list-item>
            <text:list-item>
              <text:p text:style-name="P32"><text:span text:style-name="T2">utilizzare </text:span><text:a xlink:type="simple" xlink:href="https://pagespeed.web.dev/" text:style-name="Internet_20_link" text:visited-style-name="Visited_20_Internet_20_Link">https://pagespeed.web.dev/</text:a><text:span text:style-name="T2"> per misurare l’efficienza del sito</text:span></text:p>
            </text:list-item>
            <text:list-item>
              <text:p text:style-name="P36"><text:span text:style-name="T2">per evitare che un oggetto venga prenotato più volte,</text:span><text:span text:style-name="T10">lo stato dell’oggetto deve cambiare stato immediatamente dopo il pagamento e ci deve essere una finestra (2 minuti)in cui si riserva l’oggetto che interessa al cliente “nascondendolo” agli altri utenti</text:span></text:p>
            </text:list-item>
          </text:list>
        </text:list-item>
      </text:list>
      <text:p text:style-name="P33"><text:span text:style-name="T2"/></text:p>
      <text:list xml:id="list124317494670781" text:continue-numbering="true" text:style-name="L7">
        <text:list-item>
          <text:p text:style-name="P30"><text:span text:style-name="T2">usabilità: un utente che non conosce il sistema deve impiegare al massimo (</text:span><text:span text:style-name="T8">un certo tempo</text:span><text:span text:style-name="T2">) per registrarsi e inserire un annuncio, </text:span><text:span text:style-name="T8">tempo per ricerca e contatto venditore se acquirente</text:span></text:p>
        </text:list-item>
        <text:list-item>
          <text:p text:style-name="P31"><text:span text:style-name="T2">privacy: deve essere conforme al GDPR (guarda le spec), non deve rilasciare le informazioni degli utenti ai sistemi esterni tolto alcune robe che vedremo quando vediamo i sistemi</text:span></text:p>
        </text:list-item>
        <text:list-item>
          <text:p text:style-name="P31"><text:span text:style-name="T2">robustezza, numero di utenti che possono utilizzare il sito contemporaneamente ()</text:span></text:p>
          <text:list>
            <text:list-item>
              <text:p text:style-name="P31"><text:span text:style-name="T2">caso di crash?</text:span></text:p>
            </text:list-item>
            <text:list-item>
              <text:p text:style-name="P34"><text:span text:style-name="T2">Il sistema deve utilizzare sistemi che prevedano un backup in modo da evitare la perdita di dati (informarsi sulle percentuali dei possibili crash), clone del database </text:span><text:span text:style-name="T9">per garantire che nel caso di crash del database continua a funzionare</text:span></text:p>
              <text:p text:style-name="P34"><text:span text:style-name="T9"/></text:p>
            </text:list-item>
          </text:list>
        </text:list-item>
        <text:list-item>
          <text:p text:style-name="P32"><text:span text:style-name="T2">Il sito deve essere sempre aperto (a parte quando non funziona)</text:span></text:p>
        </text:list-item>
        <text:list-item>
          <text:p text:style-name="P32"><text:span text:style-name="T2">localizzazione (per localizzare gli annunci più vicini a te)</text:span></text:p>
        </text:list-item>
        <text:list-item>
          <text:p text:style-name="P36"><text:span text:style-name="T2">possibilità di avere più di un modo per verificare l’identità (spid e altri siti da vedere)</text:span></text:p>
        </text:list-item>
      </text:list>
      <text:p text:style-name="P35"><text:span text:style-name="T8"/></text:p>
      <text:p text:style-name="P35"><text:span text:style-name="T8"/></text:p>
      <text:p text:style-name="P37"><text:span text:style-name="T8">F</text:span><text:span text:style-name="T2">ront end</text:span></text:p>
      <text:list xml:id="list4246919057" text:style-name="L8">
        <text:list-item>
          <text:p text:style-name="P38"><text:span text:style-name="T2">schermata login e registrazione</text:span></text:p>
        </text:list-item>
        <text:list-item>
          <text:p text:style-name="P38"><text:span text:style-name="T2">schermata ricerca:</text:span></text:p>
          <text:list>
            <text:list-item>
              <text:p text:style-name="P38"><text:span text:style-name="T2">categorie</text:span></text:p>
            </text:list-item>
            <text:list-item>
              <text:p text:style-name="P38"><text:span text:style-name="T2">barra ricerca</text:span></text:p>
            </text:list-item>
          </text:list>
        </text:list-item>
        <text:list-item>
          <text:p text:style-name="P38"><text:span text:style-name="T2">schermata risultati</text:span></text:p>
          <text:list>
            <text:list-item>
              <text:p text:style-name="P38"><text:span text:style-name="T2">lista prodotti con possibilità di scelta ordinamento (prezzo, data)</text:span></text:p>
            </text:list-item>
            <text:list-item>
              <text:p text:style-name="P38"><text:span text:style-name="T2">mappa con </text:span><text:span text:style-name="T11">segnalini</text:span></text:p>
            </text:list-item>
          </text:list>
        </text:list-item>
        <text:list-item>
          <text:p text:style-name="P39"><text:span text:style-name="T2">schermata oggetto:</text:span></text:p>
          <text:list>
            <text:list-item>
              <text:p text:style-name="P39"><text:span text:style-name="T2">descrizione</text:span></text:p>
            </text:list-item>
            <text:list-item>
              <text:p text:style-name="P39"><text:span text:style-name="T2">calendario (se è per affitto)</text:span></text:p>
            </text:list-item>
            <text:list-item>
              <text:p text:style-name="P39"><text:span text:style-name="T2">link a inserzionista</text:span></text:p>
            </text:list-item>
            <text:list-item>
              <text:p text:style-name="P39"><text:span text:style-name="T2">altre info (prezzo etc)</text:span></text:p>
            </text:list-item>
          </text:list>
        </text:list-item>
        <text:list-item>
          <text:p text:style-name="P39"><text:span text:style-name="T2">schermata profilo utente:</text:span></text:p>
          <text:list>
            <text:list-item>
              <text:p text:style-name="P39"><text:span text:style-name="T2">foto</text:span></text:p>
            </text:list-item>
            <text:list-item>
              <text:p text:style-name="P39"><text:span text:style-name="T2">info</text:span></text:p>
            </text:list-item>
            <text:list-item>
              <text:p text:style-name="P39"><text:span text:style-name="T2">etc</text:span></text:p>
            </text:list-item>
          </text:list>
        </text:list-item>
        <text:list-item>
          <text:p text:style-name="P38"><text:soft-page-break/><text:span text:style-name="T2">schermata pubblicazione annunci</text:span><text:span text:style-name="T11">o</text:span></text:p>
        </text:list-item>
        <text:list-item>
          <text:p text:style-name="P39"><text:span text:style-name="T2">schermata chat</text:span></text:p>
        </text:list-item>
      </text:list>
      <text:p text:style-name="P40"><text:span text:style-name="T2"/></text:p>
      <text:p text:style-name="P40"><text:span text:style-name="T2">Back-end</text:span></text:p>
      <text:list xml:id="list1694746394" text:style-name="L9">
        <text:list-item>
          <text:p text:style-name="P29"><text:span text:style-name="T12">google calendar</text:span></text:p>
        </text:list-item>
        <text:list-item>
          <text:p text:style-name="P42"><text:span text:style-name="T2">google maps</text:span></text:p>
        </text:list-item>
        <text:list-item>
          <text:p text:style-name="P42"><text:span text:style-name="T2">mongoDB</text:span></text:p>
        </text:list-item>
        <text:list-item>
          <text:p text:style-name="P42"><text:span text:style-name="T2">paypal</text:span></text:p>
        </text:list-item>
        <text:list-item>
          <text:p text:style-name="P42"><text:span text:style-name="T2">spid</text:span></text:p>
        </text:list-item>
      </text:list>
      <text:p text:style-name="P41"><text:span text:style-name="T2"/></text:p>
      <text:p text:style-name="P41"><text:span text:style-name="T2"/></text:p>
      <text:p text:style-name="P4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7T19:51:45.074329482</meta:creation-date>
    <dc:date>2022-09-29T12:43:16.420422856</dc:date>
    <meta:editing-duration>PT2H2M28S</meta:editing-duration>
    <meta:editing-cycles>9</meta:editing-cycles>
    <meta:generator>LibreOffice/7.3.2.2$MacOSX_X86_64 LibreOffice_project/49f2b1bff42cfccbd8f788c8dc32c1c309559be0</meta:generator>
    <meta:document-statistic meta:table-count="0" meta:image-count="0" meta:object-count="0" meta:page-count="4" meta:paragraph-count="85" meta:word-count="1199" meta:character-count="7715" meta:non-whitespace-character-count="6672"/>
  </office:meta>
</office:document-meta>
</file>